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rmsHash.setFieldInfos( FieldInfos fieldInf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rmsHash.closeDocStore( SegmentWriteState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rmsHash.addThread( DocInverterPerThread docInverterPerThre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msHash.TermsHash( final DocumentsWriter docWriter , boolean trackAllocations , final TermsHashConsumer consumer , final TermsHash nextTermsHas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rmsHash.abo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rmsHash.flush( Map threadsAndFields , final SegmentWriteState stat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TermsHash.recyclePostings( final RawPostingList [ ] postings , final int numPost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rmsHash.getPostings( final RawPostingList [ ] posting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TermsHash.addThread( DocInverterPerThread docInverterPerThread , TermsHashPerThread primaryPerThre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msHash.shrinkFreePostings( Map threadsAndFields , SegmentWriteState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rmsHash.freeRAM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